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number-columns-repeated="3" table:default-cell-style-name="ce5"/>
        <table:table-column table:style-name="co4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number-columns-repeated="1009" table:default-cell-style-name="ce5"/>
        <table:table-row table:style-name="ro3">
          <table:table-cell table:style-name="ce1"/>
          <table:table-cell table:style-name="ce1" office:value-type="string">
            <text:p>Stepper</text:p>
          </table:table-cell>
          <table:table-cell table:style-name="ce1" table:number-columns-repeated="4"/>
          <table:table-cell table:style-name="ce1" office:value-type="string">
            <text:p>ControlledStepper</text:p>
          </table:table-cell>
          <table:table-cell table:style-name="ce1" table:number-columns-repeated="4"/>
          <table:table-cell table:style-name="ce1" office:value-type="string">
            <text:p>DenseOutputStepper</text:p>
          </table:table-cell>
          <table:table-cell table:style-name="ce1" table:number-columns-repeated="1012"/>
        </table:table-row>
        <table:table-row table:style-name="ro2">
          <table:table-cell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const_step_iterator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RS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ODI</text:p>
          </table:table-cell>
          <table:table-cell office:value-type="string">
            <text:p>RS</text:p>
          </table:table-cell>
          <table:table-cell table:number-columns-repeated="1009"/>
        </table:table-row>
        <table:table-row table:style-name="ro2">
          <table:table-cell office:value-type="string">
            <text:p>const_step_time_iterator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RS,T&gt;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ODTI</text:p>
          </table:table-cell>
          <table:table-cell office:value-type="string">
            <text:p>pair&lt;RS,T&gt;</text:p>
          </table:table-cell>
          <table:table-cell table:number-columns-repeated="1009"/>
        </table:table-row>
        <table:table-row table:style-name="ro2">
          <table:table-cell office:value-type="string">
            <text:p>adaptive_iterator</text:p>
          </table:table-cell>
          <table:table-cell table:number-columns-repeated="5"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ODI</text:p>
          </table:table-cell>
          <table:table-cell office:value-type="string">
            <text:p>S</text:p>
          </table:table-cell>
          <table:table-cell table:number-columns-repeated="1009"/>
        </table:table-row>
        <table:table-row table:style-name="ro2">
          <table:table-cell office:value-type="string">
            <text:p>adaptive_time_iterator</text:p>
          </table:table-cell>
          <table:table-cell table:number-columns-repeated="5"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RS,T&gt;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ODTI</text:p>
          </table:table-cell>
          <table:table-cell office:value-type="string">
            <text:p>pair&lt;S,T&gt;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>
            <text:p>8 Iteratoren</text:p>
          </table:table-cell>
          <table:table-cell table:style-name="Default"/>
          <table:table-cell table:number-columns-repeated="8"/>
          <table:table-cell table:style-name="ce3" office:value-type="string">
            <text:p>4 Basisklassen</text:p>
          </table:table-cell>
          <table:table-cell table:style-name="ce4"/>
          <table:table-cell table:number-columns-repeated="1012"/>
        </table:table-row>
        <table:table-row table:style-name="ro2">
          <table:table-cell table:style-name="ce3" office:value-type="string">
            <text:p>Stepper werden immer per Value Übergeben</text:p>
          </table:table-cell>
          <table:table-cell table:number-columns-repeated="9"/>
          <table:table-cell table:style-name="ce4" office:value-type="string">
            <text:p>ode_iterator</text:p>
          </table:table-cell>
          <table:table-cell table:style-name="ce4"/>
          <table:table-cell office:value-type="string">
            <text:p>OI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Aber: reference_weapper can be used</text:p>
          </table:table-cell>
          <table:table-cell table:number-columns-repeated="9"/>
          <table:table-cell table:style-name="ce4" office:value-type="string">
            <text:p>ode_time_iterator</text:p>
          </table:table-cell>
          <table:table-cell table:style-name="ce4"/>
          <table:table-cell office:value-type="string">
            <text:p>OTI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dense_output_iterator</text:p>
          </table:table-cell>
          <table:table-cell table:style-name="ce4"/>
          <table:table-cell office:value-type="string">
            <text:p>ODI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dense_output_time_iterator</text:p>
          </table:table-cell>
          <table:table-cell table:style-name="ce4"/>
          <table:table-cell office:value-type="string">
            <text:p>ODTI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/>
          <table:table-cell table:number-columns-repeated="9"/>
          <table:table-cell table:style-name="ce3" office:value-type="string">
            <text:p>Vorgehen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Default" office:value-type="string">
            <text:p>alle iterator apps und test auschalten, nach für nach wieder an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ode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ode_time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const_step_iterator&lt; 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const_step_time_iterator&lt; 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adaptive_iterator&lt; controlled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adaptive_time_iterator&lt; controlled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dense_output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dense_output_time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const_step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const_step_tim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adaptiv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adaptive_tim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check if document is ok</text:p>
          </table:table-cell>
          <table:table-cell table:number-columns-repeated="1013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examples geradeziehen</text:p>
          </table:table-cell>
          <table:table-cell table:number-columns-repeated="1013"/>
        </table:table-row>
        <table:table-row table:style-name="ro2" table:number-rows-repeated="10">
          <table:table-cell table:style-name="ce3"/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1/24/2013</text:date>, <text:time>09:0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sten </meta:initial-creator>
    <meta:creation-date>2013-01-15T10:02:28</meta:creation-date>
    <dc:date>2013-01-24T09:03:28</dc:date>
    <dc:creator>Karsten </dc:creator>
    <meta:editing-duration>PT1H44M1S</meta:editing-duration>
    <meta:editing-cycles>9</meta:editing-cycles>
    <meta:generator>LibreOffice/3.4$Unix LibreOffice_project/340m1$Build-402</meta:generator>
    <meta:document-statistic meta:table-count="3" meta:cell-count="80" meta:object-count="0"/>
  </office:meta>
</office:document-meta>
</file>